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02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651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0c0c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style:font-name="ＭＳ 明朝" fo:font-size="14pt" fo:font-weight="bold" style:font-name-asian="ＭＳ 明朝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none" fo:border-left="0.088cm solid #000000" fo:border-right="none" fo:border-top="none" style:vertical-align="middle"/>
      <style:text-properties style:font-name="ＭＳ 明朝" style:font-name-asian="ＭＳ 明朝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4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wrap-option="wrap" fo:border-left="0.088cm solid #000000" fo:border-right="none" fo:border-top="none" style:vertical-align="automatic"/>
      <style:paragraph-properties fo:text-align="start" fo:margin-left="0cm"/>
      <style:text-properties style:font-name="ＭＳ 明朝" style:font-name-asian="ＭＳ 明朝"/>
    </style:style>
    <style:style style:name="ce6" style:family="table-cell" style:parent-style-name="Default" style:data-style-name="N100">
      <style:table-cell-properties style:vertical-align="middle"/>
      <style:text-properties style:font-name="ＭＳ 明朝" style:font-name-asian="ＭＳ 明朝"/>
    </style:style>
    <style:style style:name="ce7" style:family="table-cell" style:parent-style-name="Default" style:data-style-name="N100">
      <style:table-cell-properties fo:border-bottom="none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style:font-name="ＭＳ 明朝" fo:font-size="12pt" fo:font-weight="bold" style:font-name-asian="ＭＳ 明朝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="none" style:vertical-align="middle"/>
      <style:text-properties style:font-name="ＭＳ 明朝" style:font-name-asian="ＭＳ 明朝"/>
    </style:style>
    <style:style style:name="ce9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style:font-name-asian="ＭＳ 明朝"/>
    </style:style>
    <style:style style:name="ce10" style:family="table-cell" style:parent-style-name="Default" style:data-style-name="N100">
      <style:table-cell-properties fo:wrap-option="wrap" fo:border="0.035cm solid #000000" style:vertical-align="top"/>
      <style:text-properties style:font-name="ＭＳ 明朝" fo:font-size="10pt" style:text-underline-style="solid" style:text-underline-width="auto" style:text-underline-color="font-color" style:font-name-asian="ＭＳ 明朝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ＭＳ 明朝" style:font-name-asian="ＭＳ 明朝"/>
    </style:style>
    <style:style style:name="ce12" style:family="table-cell" style:parent-style-name="Default" style:data-style-name="N100">
      <style:table-cell-properties fo:wrap-option="wrap" fo:border="0.035cm solid #000000" style:vertical-align="top"/>
      <style:text-properties style:font-name="ＭＳ 明朝" style:font-name-asian="ＭＳ 明朝" style:font-name-complex="Tahoma"/>
    </style:style>
    <style:style style:name="ce1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ＭＳ 明朝" style:font-name-asian="ＭＳ 明朝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ＭＳ 明朝" style:font-name-asian="ＭＳ 明朝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ＭＳ 明朝" fo:font-size="10pt" fo:language="zxx" fo:country="none" fo:font-weight="normal" style:font-name-asian="ＭＳ 明朝" style:font-size-asian="10pt" style:language-asian="zxx" style:country-asian="none" style:font-weight-asian="normal" style:font-name-complex="MS UI Gothic" style:font-size-complex="10pt" style:font-weight-complex="normal"/>
    </style:style>
    <style:style style:name="ce17" style:family="table-cell" style:parent-style-name="Default" style:data-style-name="N100">
      <style:table-cell-properties fo:border-bottom="0.088cm solid #000000" fo:border-left="none" fo:border-right="none" fo:border-top="none" style:vertical-align="middle"/>
      <style:text-properties style:font-name="ＭＳ 明朝" style:font-name-asian="ＭＳ 明朝"/>
    </style:style>
    <style:style style:name="ce18" style:family="table-cell" style:parent-style-name="Default" style:data-style-name="N100">
      <style:table-cell-properties fo:border="0.035cm solid #000000" style:vertical-align="middle"/>
      <style:text-properties style:font-name="ＭＳ 明朝" style:font-name-asian="ＭＳ 明朝"/>
    </style:style>
    <style:style style:name="ce19" style:family="table-cell" style:parent-style-name="Default" style:data-style-name="N100">
      <style:table-cell-properties fo:wrap-option="wrap" fo:border="none" style:vertical-align="top"/>
      <style:text-properties style:font-name="ＭＳ 明朝" style:text-underline-style="solid" style:text-underline-width="auto" style:text-underline-color="font-color" style:font-name-asian="ＭＳ 明朝"/>
    </style:style>
    <style:style style:name="ce20" style:family="table-cell" style:parent-style-name="Default" style:data-style-name="N100">
      <style:table-cell-properties fo:wrap-option="wrap" fo:border="none" style:vertical-align="top"/>
      <style:text-properties style:font-name="ＭＳ 明朝" style:font-name-asian="ＭＳ 明朝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color="#000000"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22" style:family="table-cell" style:parent-style-name="Default" style:data-style-name="N100">
      <style:table-cell-properties fo:border-bottom="none" fo:border-left="none" fo:border-right="none" fo:border-top="0.088cm solid #000000" style:vertical-align="middle"/>
      <style:text-properties style:font-name="ＭＳ 明朝" fo:font-size="12pt" fo:font-weight="bold" style:font-name-asian="ＭＳ 明朝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ＭＳ 明朝" style:font-name-asian="ＭＳ 明朝"/>
    </style:style>
    <style:style style:name="ce24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style:font-name="ＭＳ 明朝" style:font-name-asian="ＭＳ 明朝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ＭＳ 明朝" style:font-name-asian="ＭＳ 明朝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/>
    </style:style>
    <style:style style:name="ce27" style:family="table-cell" style:parent-style-name="Default" style:data-style-name="N100">
      <style:table-cell-properties style:vertical-align="middle"/>
      <style:text-properties style:font-name="ＭＳ 明朝" style:font-name-asian="ＭＳ 明朝" style:font-name-complex="Tahoma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ＭＳ 明朝" style:font-name-asian="ＭＳ 明朝" style:font-name-complex="Tahoma"/>
    </style:style>
    <style:style style:name="ce29" style:family="table-cell" style:parent-style-name="Default" style:data-style-name="N100">
      <style:table-cell-properties fo:border-bottom="none" fo:border-left="none" fo:border-right="none" fo:border-top="0.088cm solid #000000" style:vertical-align="middle"/>
      <style:text-properties style:font-name="ＭＳ 明朝" style:font-name-asian="ＭＳ 明朝"/>
    </style:style>
    <style:style style:name="ce30" style:family="table-cell" style:parent-style-name="Default" style:data-style-name="N100">
      <style:table-cell-properties fo:wrap-option="wrap" style:vertical-align="top"/>
      <style:text-properties style:font-name="ＭＳ 明朝" style:font-name-asian="ＭＳ 明朝"/>
    </style:style>
    <style:style style:name="ce3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/>
    </style:style>
    <style:style style:name="ce3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ＭＳ 明朝" style:font-name-asian="ＭＳ 明朝" style:font-name-complex="Tahoma"/>
    </style:style>
    <style:style style:name="ce33" style:family="table-cell" style:parent-style-name="Default" style:data-style-name="N100">
      <style:text-properties style:font-name="ＭＳ 明朝" style:font-name-asian="ＭＳ 明朝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ＭＳ 明朝" style:font-name-asian="ＭＳ 明朝" style:font-name-complex="Tahoma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color="#000000" style:font-name="ＭＳ 明朝" fo:font-size="10pt" fo:language="zxx" fo:country="none" style:font-name-asian="ＭＳ 明朝" style:font-size-asian="10pt" style:language-asian="zxx" style:country-asian="none" style:font-name-complex="MS UI Gothic" style:font-size-complex="10pt" style:language-complex="zxx" style:country-complex="none"/>
    </style:style>
    <style:style style:name="ce36" style:family="table-cell" style:parent-style-name="Default" style:data-style-name="N110">
      <style:table-cell-properties fo:border="none" style:vertical-align="middle"/>
      <style:text-properties style:font-name="ＭＳ 明朝" style:font-name-asian="ＭＳ 明朝" style:font-name-complex="Tahoma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 style:font-name-complex="Tahoma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0.035cm solid #000000" style:vertical-align="top"/>
      <style:paragraph-properties fo:text-align="start" fo:margin-left="0cm"/>
      <style:text-properties style:font-name="ＭＳ 明朝" style:font-name-asian="ＭＳ 明朝" style:font-name-complex="Tahoma"/>
    </style:style>
    <style:style style:name="ce39" style:family="table-cell" style:parent-style-name="Default" style:data-style-name="N100">
      <style:table-cell-properties fo:border-bottom="none" fo:border-left="0.035cm solid #000000" fo:border-right="0.035cm solid #000000" fo:border-top="none" style:vertical-align="middle"/>
      <style:text-properties style:font-name="ＭＳ 明朝" style:font-name-asian="ＭＳ 明朝"/>
    </style:style>
    <style:style style:name="ce40" style:family="table-cell" style:parent-style-name="Default" style:data-style-name="N100">
      <style:table-cell-properties fo:border-bottom="0.035cm solid #000000" fo:border-left="0.035cm solid #000000" fo:border-right="0.035cm solid #000000" fo:border-top="none" style:vertical-align="middle"/>
      <style:text-properties style:font-name="ＭＳ 明朝" style:font-name-asian="ＭＳ 明朝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fo:color="#000000"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2" style:family="table-cell" style:parent-style-name="Default" style:data-style-name="N100">
      <style:table-cell-properties fo:border="none" style:vertical-align="middle"/>
      <style:text-properties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3" style:family="table-cell" style:parent-style-name="Default" style:data-style-name="N100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ＭＳ 明朝" style:font-name-asian="ＭＳ 明朝"/>
    </style:style>
    <style:style style:name="ce44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000000"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5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6" style:family="table-cell" style:parent-style-name="Default" style:data-style-name="N100">
      <style:table-cell-properties fo:border-bottom="none" fo:border-left="none" fo:border-right="0.035cm solid #000000" fo:border-top="0.035cm solid #000000" style:vertical-align="middle"/>
      <style:text-properties style:font-name="ＭＳ 明朝" fo:font-size="9pt" style:font-name-asian="ＭＳ 明朝" style:font-size-asian="9pt" style:font-size-complex="9pt"/>
    </style:style>
    <style:style style:name="ce47" style:family="table-cell" style:parent-style-name="Default" style:data-style-name="N100">
      <style:table-cell-properties fo:border-bottom="none" fo:border-left="none" fo:border-right="0.035cm solid #000000" fo:border-top="none" style:vertical-align="middle"/>
      <style:text-properties style:font-name="ＭＳ 明朝" fo:font-size="9pt" style:font-name-asian="ＭＳ 明朝" style:font-size-asian="9pt" style:font-size-complex="9pt"/>
    </style:style>
    <style:style style:name="ce48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fo:font-size="9pt" style:font-name-asian="ＭＳ 明朝" style:font-size-asian="9pt" style:font-size-complex="9pt"/>
    </style:style>
    <style:style style:name="ce49" style:family="table-cell" style:parent-style-name="Default" style:data-style-name="N100">
      <style:table-cell-properties style:vertical-align="middle"/>
      <style:text-properties style:font-name="ＭＳ 明朝" fo:font-size="9pt" style:font-name-asian="ＭＳ 明朝" style:font-size-asian="9pt" style:font-size-complex="9pt"/>
    </style:style>
    <style:style style:name="ce50" style:family="table-cell" style:parent-style-name="Default" style:data-style-name="N100">
      <style:table-cell-properties fo:border-bottom="none" fo:border-left="none" fo:border-right="0.088cm solid #000000" fo:border-top="0.088cm solid #000000" style:vertical-align="middle"/>
      <style:text-properties style:font-name="ＭＳ 明朝" style:font-name-asian="ＭＳ 明朝"/>
    </style:style>
    <style:style style:name="ce51" style:family="table-cell" style:parent-style-name="Default" style:data-style-name="N100">
      <style:table-cell-properties fo:border-bottom="none" fo:border-left="none" fo:border-right="0.088cm solid #000000" fo:border-top="none" style:vertical-align="middle"/>
      <style:text-properties style:font-name="ＭＳ 明朝" style:font-name-asian="ＭＳ 明朝"/>
    </style:style>
    <style:style style:name="ce52" style:family="table-cell" style:parent-style-name="Default" style:data-style-name="N100">
      <style:table-cell-properties fo:border-bottom="0.088cm solid #000000" fo:border-left="none" fo:border-right="0.088cm solid #000000" fo:border-top="none" style:vertical-align="middle"/>
      <style:text-properties style:font-name="ＭＳ 明朝" style:font-name-asian="ＭＳ 明朝"/>
    </style:style>
    <style:style style:name="ce5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A1:sheet0.R8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6" table:default-cell-style-name="ce6"/>
        <table:table-column table:style-name="co3" table:number-columns-repeated="2" table:default-cell-style-name="ce6"/>
        <table:table-column table:style-name="co11" table:number-columns-repeated="239" table:default-cell-style-name="ce6"/>
        <table:table-column table:style-name="co11" table:number-columns-repeated="768" table:default-cell-style-name="ce53"/>
        <table:table-row table:style-name="ro1">
          <table:table-cell table:style-name="ce1" office:value-type="string" table:number-columns-spanned="14" table:number-rows-spanned="1">
            <text:p>退　院　時　サ　マ　リ　ー </text:p>
          </table:table-cell>
          <table:covered-table-cell table:style-name="ce7"/>
          <table:covered-table-cell table:style-name="ce22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50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氏　　名：</text:p>
          </table:table-cell>
          <table:table-cell table:style-name="ce23" office:value-type="string" table:number-columns-spanned="3" table:number-rows-spanned="1">
            <text:p>@@PATIENT_NAME@@様</text:p>
          </table:table-cell>
          <table:covered-table-cell table:style-name="ce25"/>
          <table:covered-table-cell table:style-name="ce25"/>
          <table:table-cell table:style-name="ce26" office:value-type="string" table:number-columns-spanned="2" table:number-rows-spanned="1">
            <text:p>（ID:</text:p>
          </table:table-cell>
          <table:covered-table-cell/>
          <table:table-cell office:value-type="string" table:number-columns-spanned="3" table:number-rows-spanned="1">
            <text:p>@@PATIENT_ID@@</text:p>
          </table:table-cell>
          <table:covered-table-cell table:number-columns-repeated="2"/>
          <table:table-cell office:value-type="string">
            <text:p>）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生年月日：</text:p>
          </table:table-cell>
          <table:table-cell table:style-name="ce24" office:value-type="string" table:number-columns-spanned="3" table:number-rows-spanned="1">
            <text:p>@@PATIENT_DOB@@</text:p>
          </table:table-cell>
          <table:covered-table-cell table:number-columns-repeated="2"/>
          <table:table-cell/>
          <table:table-cell table:style-name="ce26" office:value-type="string">
            <text:p>（</text:p>
          </table:table-cell>
          <table:table-cell table:style-name="ce34" office:value-type="string">
            <text:p>@@PATIENT_AGE@@</text:p>
          </table:table-cell>
          <table:table-cell table:style-name="ce35" office:value-type="string">
            <text:p>歳）</text:p>
          </table:table-cell>
          <table:table-cell table:style-name="ce37" office:value-type="string">
            <text:p>（</text:p>
          </table:table-cell>
          <table:table-cell table:style-name="ce34" office:value-type="string">
            <text:p>@@PATIENT_SEX@@</text:p>
          </table:table-cell>
          <table:table-cell table:style-name="ce23" office:value-type="string">
            <text:p>）</text:p>
          </table:table-cell>
          <table:table-cell/>
          <table:table-cell table:style-name="ce51"/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１：</text:p>
          </table:table-cell>
          <table:table-cell/>
          <table:table-cell table:style-name="ce30" office:value-type="string" table:number-columns-spanned="6" table:number-rows-spanned="1">
            <text:p>@@DISEASE1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1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２：</text:p>
          </table:table-cell>
          <table:table-cell/>
          <table:table-cell table:style-name="ce30" office:value-type="string" table:number-columns-spanned="6" table:number-rows-spanned="1">
            <text:p>@@DISEASE2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2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３：</text:p>
          </table:table-cell>
          <table:table-cell/>
          <table:table-cell table:style-name="ce30" office:value-type="string" table:number-columns-spanned="6" table:number-rows-spanned="1">
            <text:p>@@DISEASE3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3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入院期間：</text:p>
          </table:table-cell>
          <table:table-cell table:number-columns-repeated="2"/>
          <table:table-cell table:style-name="ce31" office:value-type="string" table:number-columns-spanned="5" table:number-rows-spanned="1">
            <text:p>@@ADMISSION_DATE_FROM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25" office:value-type="string">
            <text:p>～</text:p>
          </table:table-cell>
          <table:table-cell table:style-name="ce24" office:value-type="string" table:number-columns-spanned="3" table:number-rows-spanned="1">
            <text:p>@@ADMISSION_DATE_TO@@</text:p>
          </table:table-cell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入院形態：</text:p>
          </table:table-cell>
          <table:table-cell table:style-name="ce25" office:value-type="string" table:number-columns-spanned="2" table:number-rows-spanned="1">
            <text:p>@@ADMISSION_TYPE@@</text:p>
          </table:table-cell>
          <table:covered-table-cell table:style-name="ce25"/>
          <table:table-cell table:style-name="ce31" office:value-type="string" table:number-columns-spanned="5" table:number-rows-spanned="1">
            <text:p>@@ADMISSION_TYPE_FROM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25" office:value-type="string">
            <text:p>～</text:p>
          </table:table-cell>
          <table:table-cell table:style-name="ce24" office:value-type="string" table:number-columns-spanned="3" table:number-rows-spanned="1">
            <text:p>@@ADMISSION_TYPE_TO@@</text:p>
          </table:table-cell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26" office:value-type="string">
            <text:p>（</text:p>
          </table:table-cell>
          <table:table-cell office:value-type="string" table:number-columns-spanned="6" table:number-rows-spanned="1">
            <text:p>@@COMMENT@@</text:p>
          </table:table-cell>
          <table:covered-table-cell table:style-name="ce23"/>
          <table:covered-table-cell table:number-columns-repeated="4"/>
          <table:table-cell office:value-type="string">
            <text:p>）</text:p>
          </table:table-cell>
          <table: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9" office:value-type="string" table:number-columns-spanned="8" table:number-rows-spanned="1">
            <text:p>経過</text:p>
          </table:table-cell>
          <table:covered-table-cell table:number-columns-repeated="7"/>
          <table:table-cell office:value-type="string" table:number-columns-spanned="4" table:number-rows-spanned="1">
            <text:p>退院時処方</text:p>
          </table:table-cell>
          <table:covered-table-cell/>
          <table:covered-table-cell table:style-name="ce9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0" office:value-type="string" table:number-columns-spanned="8" table:number-rows-spanned="17">
            <text:p>@@HISTORY@@</text:p>
          </table:table-cell>
          <table:covered-table-cell table:number-columns-repeated="7"/>
          <table:table-cell table:style-name="ce26" office:value-type="string">
            <text:p>Rp)</text:p>
          </table:table-cell>
          <table:table-cell table:style-name="ce38" office:value-type="string" table:number-columns-spanned="3" table:number-rows-spanned="17">
            <text:p>@@RX@@</text:p>
          </table:table-cell>
          <table:covered-table-cell table:style-name="ce41"/>
          <table:covered-table-cell table:style-name="ce46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7"/>
          <table:table-cell/>
          <table:covered-table-cell table:style-name="ce40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1" office:value-type="string">
            <text:p>転帰：</text:p>
          </table:table-cell>
          <table:table-cell table:style-name="ce27" office:value-type="string" table:number-columns-spanned="3" table:number-rows-spanned="1">
            <text:p>@@OUTCOME@@</text:p>
          </table:table-cell>
          <table:covered-table-cell table:number-columns-repeated="2"/>
          <table:table-cell table:number-columns-repeated="6"/>
          <table:table-cell table:style-name="ce43" office:value-type="string">
            <text:p>@@RX_DAYS@@</text:p>
          </table:table-cell>
          <table:table-cell table:style-name="ce9" office:value-type="string">
            <text:p>日分 持ち帰り</text:p>
          </table:table-cell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1" office:value-type="string">
            <text:p>特記事項</text:p>
          </table:table-cell>
          <table:table-cell table:style-name="ce26" table:number-columns-repeated="3"/>
          <table:table-cell/>
          <table:table-cell table:style-name="ce33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2" office:value-type="string" table:number-columns-spanned="12" table:number-rows-spanned="5">
            <text:p>@@DISEASE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33"/>
          <table:covered-table-cell table:number-columns-repeated="5"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/>
          <table:covered-table-cell table:style-name="ce25"/>
          <table:covered-table-cell/>
          <table:covered-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/>
          <table:covered-table-cell table:style-name="ce25"/>
          <table:table-cell table:style-name="ce51"/>
          <table:table-cell table:number-columns-repeated="1010"/>
        </table:table-row>
        <table:table-row table:style-name="ro4">
          <table:table-cell table:style-name="ce2"/>
          <table:covered-table-cell table:style-name="ce8"/>
          <table:covered-table-cell/>
          <table:covered-table-cell table:style-name="ce25"/>
          <table:covered-table-cell/>
          <table:covered-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9"/>
          <table:covered-table-cell table:style-name="ce26"/>
          <table:covered-table-cell/>
          <table:table-cell table:style-name="ce51"/>
          <table:table-cell table:number-columns-repeated="1010"/>
        </table:table-row>
        <table:table-row table:style-name="ro4">
          <table:table-cell table:style-name="ce2"/>
          <table:table-cell table:style-name="ce8"/>
          <table: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3" office:value-type="string">
            <text:p>退院後の方針</text:p>
          </table:table-cell>
          <table:table-cell table:style-name="ce13" office:value-type="string" table:number-columns-spanned="2" table:number-rows-spanned="1">
            <text:p>当 院 外 来</text:p>
          </table:table-cell>
          <table:covered-table-cell table:style-name="ce8"/>
          <table:table-cell table:style-name="ce13" office:value-type="string">
            <text:p>（</text:p>
          </table:table-cell>
          <table:table-cell table:style-name="ce8" office:value-type="string" table:number-columns-spanned="3" table:number-rows-spanned="1">
            <text:p>来院予定日</text:p>
          </table:table-cell>
          <table:covered-table-cell table:style-name="ce8"/>
          <table:covered-table-cell table:style-name="ce8"/>
          <table:table-cell table:style-name="ce36" office:value-type="string" table:number-columns-spanned="4" table:number-rows-spanned="1">
            <text:p>@@NEXT_VISIT@@</text:p>
          </table:table-cell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）</text:p>
          </table:table-cell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5"/>
          <table:table-cell table:style-name="ce28" office:value-type="string" table:number-columns-spanned="2" table:number-rows-spanned="1">
            <text:p>@@TRANSFER@@</text:p>
          </table:table-cell>
          <table:covered-table-cell table:style-name="ce8"/>
          <table:table-cell table:style-name="ce13" office:value-type="string">
            <text:p>（</text:p>
          </table:table-cell>
          <table:table-cell table:style-name="ce32" office:value-type="string" table:number-columns-spanned="8" table:number-rows-spanned="1">
            <text:p>@@TRANSFER_TO@@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6" office:value-type="string" table:number-columns-spanned="2" table:number-rows-spanned="1">
            <text:p>社会復帰プログラム</text:p>
          </table:table-cell>
          <table:covered-table-cell table:style-name="ce8"/>
          <table:table-cell table:style-name="ce13" office:value-type="string">
            <text:p>デイケア</text:p>
          </table:table-cell>
          <table:table-cell table:style-name="ce8"/>
          <table:table-cell table:style-name="ce14" office:value-type="string" table:number-columns-spanned="3" table:number-rows-spanned="1">
            <text:p>訪問看護</text:p>
          </table:table-cell>
          <table:covered-table-cell table:style-name="ce8"/>
          <table:covered-table-cell table:style-name="ce8"/>
          <table:table-cell table:style-name="ce14" office:value-type="string" table:number-columns-spanned="2" table:number-rows-spanned="1">
            <text:p>ＯＴ</text:p>
          </table:table-cell>
          <table:covered-table-cell table:style-name="ce8"/>
          <table:table-cell table:style-name="ce13" office:value-type="string" table:number-columns-spanned="2" table:number-rows-spanned="1">
            <text:p>その他（</text:p>
          </table:table-cell>
          <table:covered-table-cell table:style-name="ce8"/>
          <table:table-cell table:style-name="ce8"/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6" office:value-type="string">
            <text:p>記　載　日</text:p>
          </table:table-cell>
          <table:table-cell table:style-name="ce8" table:number-columns-repeated="2"/>
          <table:table-cell table:style-name="ce8" office:value-type="string">
            <text:p>年</text:p>
          </table:table-cell>
          <table:table-cell table:style-name="ce8"/>
          <table:table-cell table:style-name="ce8" office:value-type="string">
            <text:p>月</text:p>
          </table:table-cell>
          <table:table-cell table:style-name="ce8"/>
          <table:table-cell table:style-name="ce8" office:value-type="string">
            <text:p>日</text:p>
          </table:table-cell>
          <table:table-cell table:style-name="ce8" table:number-columns-repeated="4"/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6" office:value-type="string">
            <text:p>主　治　医</text:p>
          </table:table-cell>
          <table:table-cell table:style-name="ce8" table:number-columns-repeated="2"/>
          <table:table-cell table:style-name="ce8" office:value-type="string" table:number-columns-spanned="4" table:number-rows-spanned="1">
            <text:p>診療録管理者</text:p>
          </table:table-cell>
          <table:covered-table-cell table:style-name="ce8"/>
          <table:covered-table-cell table:style-name="ce8"/>
          <table:covered-table-cell table:style-name="ce8"/>
          <table:table-cell table:style-name="ce8" table:number-columns-repeated="3"/>
          <table:table-cell table:style-name="ce26" office:value-type="string">
            <text:p>院長</text:p>
          </table:table-cell>
          <table:table-cell table:style-name="ce8"/>
          <table:table-cell table:style-name="ce51"/>
          <table:table-cell table:number-columns-repeated="1010"/>
        </table:table-row>
        <table:table-row table:style-name="ro2">
          <table:table-cell table:style-name="ce4" office:value-type="string" table:number-columns-spanned="14" table:number-rows-spanned="1">
            <text:p>@@HOSPITAL_NAME@@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2"/>
          <table:table-cell table:number-columns-repeated="1010"/>
        </table:table-row>
        <table:table-row table:style-name="ro5">
          <table:table-cell table:style-name="ce1" office:value-type="string" table:number-columns-spanned="14" table:number-rows-spanned="1">
            <text:p>退　院　時　サ　マ　リ　ー <text:s/>(2)</text:p>
          </table:table-cell>
          <table:covered-table-cell table:style-name="ce7"/>
          <table:covered-table-cell table:style-name="ce22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50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氏　　名：</text:p>
          </table:table-cell>
          <table:table-cell table:style-name="ce25" office:value-type="string" table:number-columns-spanned="2" table:number-rows-spanned="1">
            <text:p>@@PATIENT_NAME@@</text:p>
          </table:table-cell>
          <table:covered-table-cell table:style-name="ce25"/>
          <table:table-cell table:style-name="ce25" office:value-type="string">
            <text:p>様</text:p>
          </table:table-cell>
          <table:table-cell table:style-name="ce26" office:value-type="string" table:number-columns-spanned="2" table:number-rows-spanned="1">
            <text:p>（ID:</text:p>
          </table:table-cell>
          <table:covered-table-cell/>
          <table:table-cell office:value-type="string" table:number-columns-spanned="3" table:number-rows-spanned="1">
            <text:p>@@PATIENT_ID@@</text:p>
          </table:table-cell>
          <table:covered-table-cell table:number-columns-repeated="2"/>
          <table:table-cell office:value-type="string">
            <text:p>）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23"/>
          <table:table-cell table:number-columns-repeated="3"/>
          <table:table-cell table:style-name="ce26"/>
          <table:table-cell table:style-name="ce34"/>
          <table:table-cell table:style-name="ce35"/>
          <table:table-cell table:style-name="ce37"/>
          <table:table-cell table:style-name="ce34"/>
          <table:table-cell table:style-name="ce23"/>
          <table: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経過</text:p>
          </table:table-cell>
          <table:table-cell table:number-columns-repeated="4"/>
          <table:table-cell office:value-type="string" table:number-columns-spanned="4" table:number-rows-spanned="1">
            <text:p>退院時処方</text:p>
          </table:table-cell>
          <table:covered-table-cell table:number-columns-repeated="2"/>
          <table:covered-table-cell table:style-name="ce26"/>
          <table: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5"/>
          <table:table-cell table:style-name="ce18" table:number-columns-spanned="4" table:number-rows-spanned="36"/>
          <table:covered-table-cell table:number-columns-repeated="3"/>
          <table:table-cell/>
          <table:table-cell table:style-name="ce18" table:number-columns-spanned="7" table:number-rows-spanned="36"/>
          <table:covered-table-cell table:style-name="ce18"/>
          <table:covered-table-cell/>
          <table:covered-table-cell table:style-name="ce26"/>
          <table:covered-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3"/>
          <table:covered-table-cell table:style-name="ce26"/>
          <table:covered-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2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/>
          <table:covered-table-cell table:style-name="ce2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9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9"/>
          <table:covered-table-cell table:number-columns-repeated="3"/>
          <table:table-cell/>
          <table:covered-table-cell table:number-columns-repeated="4"/>
          <table:covered-table-cell table:style-name="ce26"/>
          <table:covered-table-cell table:style-name="ce44"/>
          <table:covered-table-cell table:style-name="ce48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8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3"/>
          <table:covered-table-cell table:style-name="ce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20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style-name="ce26"/>
          <table:covered-table-cell table:style-name="ce26"/>
          <table:covered-table-cell table:style-name="ce26"/>
          <table:table-cell/>
          <table:covered-table-cell table:style-name="ce33"/>
          <table:covered-table-cell table:style-name="ce33"/>
          <table:covered-table-cell table:number-columns-repeated="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 table:style-name="ce26"/>
          <table:covered-table-cell table:style-name="ce26"/>
          <table:table-cell table:style-name="ce25"/>
          <table:covered-table-cell table:style-name="ce33"/>
          <table:covered-table-cell table:number-columns-repeated="5"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 table:style-name="ce26"/>
          <table:covered-table-cell table:style-name="ce26"/>
          <table:table-cell table:style-name="ce25"/>
          <table:covered-table-cell table:style-name="ce33"/>
          <table:covered-table-cell table:number-columns-repeated="6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/>
          <table:covered-table-cell table:style-name="ce25"/>
          <table:covered-table-cell/>
          <table: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/>
          <table:covered-table-cell table:style-name="ce25"/>
          <table:covered-table-cell/>
          <table: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5"/>
          <table:covered-table-cell table:style-name="ce26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4" office:value-type="string" table:number-columns-spanned="14" table:number-rows-spanned="1">
            <text:p>@@HOSPITAL_NAME@@</text:p>
          </table:table-cell>
          <table:covered-table-cell table:style-name="ce2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2"/>
          <table:table-cell table:number-columns-repeated="1010"/>
        </table:table-row>
        <table:table-row table:style-name="ro2" table:number-rows-repeated="654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1">
      <number:month/>
      <number:text>月</number:text>
    </number:date-style>
    <number:text-style style:name="N112">
      <number:text>〒000-0000　</number:text>
      <number:text-content/>
    </number:text-style>
    <number:number-style style:name="N113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4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115">
      <number:year number:style="long"/>
      <number:text>年</number:text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012/03/26</text:date>, <text:time>15:5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25T11:37:03</meta:creation-date>
    <dc:date>2012-03-26T15:52:44</dc:date>
    <meta:print-date>2009-06-26T17:06:45</meta:print-date>
    <meta:editing-cycles>21</meta:editing-cycles>
    <meta:editing-duration>PT05H59M29S</meta:editing-duration>
    <dc:creator>medex </dc:creator>
    <meta:document-statistic meta:table-count="1" meta:cell-count="89" meta:object-count="0"/>
    <meta:user-defined meta:name="情報 1"/>
    <meta:user-defined meta:name="情報 2"/>
    <meta:user-defined meta:name="情報 3"/>
    <meta:user-defined meta:name="情報 4"/>
  </office:meta>
</office:document-meta>
</file>